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Heading_20_2" style:list-style-name=""/>
    <style:style style:name="P3" style:family="paragraph" style:parent-style-name="Standard" style:list-style-name=""/>
    <style:style style:name="P4" style:family="paragraph" style:parent-style-name="Standard" style:master-page-name="master-page3">
      <style:paragraph-properties style:page-number="auto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June 1, 2011</text:span></text:h>
      <text:h text:style-name="Heading_20_2" text:outline-level="2"><text:span text:style-name="T1">368.00 nm</text:span></text:h>
      <text:h text:style-name="Heading_20_2" text:outline-level="2"><text:span text:style-name="T1">WAPP</text:span><text:span text:style-name="T2">+</text:span>: Fit Results</text:h>
      <text:p text:style-name="Text_20_body">An analysis of data submitted by computer: linphys7.physics.csbsju.edu on 9-JUN-2011 at 09:09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73E-03 </text:p>
      <text:p text:style-name="Preformatted_20_Text"><text:s text:c="16"/>FIT</text:p>
      <text:p text:style-name="Preformatted_20_Text"><text:s/>PARAMETER <text:s text:c="4"/>VALUE <text:s text:c="7"/>ERROR</text:p>
      <text:p text:style-name="Preformatted_20_Text"><text:s text:c="3"/><text:span text:style-name="Emphasis">A</text:span> = <text:s text:c="8"/>0.7037 <text:s text:c="6"/>0.38 <text:s text:c="3"/></text:p>
      <text:p text:style-name="Preformatted_20_Text"><text:s text:c="3"/><text:span text:style-name="Emphasis">B</text:span> = <text:s text:c="8"/>0.3067 <text:s text:c="6"/>0.34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1.01 <text:s text:c="6"/>1.04 <text:s text:c="7"/>-0.252E-01</text:p>
      <text:p text:style-name="Preformatted_20_Text"><text:s text:c="3"/>2 <text:s text:c="4"/>1.09 <text:s text:c="6"/>1.04 <text:s text:c="6"/>1.04 <text:s text:c="8"/>0.513E-02</text:p>
      <text:p text:style-name="Preformatted_20_Text"><text:s text:c="3"/>3 <text:s text:c="4"/>1.10 <text:s text:c="6"/>1.10 <text:s text:c="6"/>1.04 <text:s text:c="8"/>0.613E-01</text:p>
      <text:p text:style-name="Preformatted_20_Text"><text:s text:c="3"/>4 <text:s text:c="4"/>1.10 <text:s text:c="6"/>1.02 <text:s text:c="6"/>1.04 <text:s text:c="7"/>-0.224E-01</text:p>
      <text:p text:style-name="Preformatted_20_Text"><text:s text:c="3"/>5 <text:s text:c="4"/>1.11 <text:s text:c="6"/>1.03 <text:s text:c="6"/>1.04 <text:s text:c="7"/>-0.116E-01</text:p>
      <text:p text:style-name="Preformatted_20_Text"><text:s text:c="3"/>6 <text:s text:c="4"/>1.12 <text:s text:c="6"/>1.05 <text:s text:c="6"/>1.05 <text:s text:c="8"/>0.738E-02</text:p>
      <text:p text:style-name="Preformatted_20_Text"><text:s text:c="3"/>7 <text:s text:c="4"/>1.13 <text:s text:c="6"/>1.04 <text:s text:c="6"/>1.05 <text:s text:c="7"/>-0.136E-01</text:p>
      <text:p text:style-name="Preformatted_20_Text"><text:s text:c="3"/>8 <text:s text:c="4"/>1.14 <text:s text:c="6"/>1.03 <text:s text:c="6"/>1.05 <text:s text:c="7"/>-0.196E-01</text:p>
      <text:p text:style-name="Preformatted_20_Text"><text:s text:c="3"/>9 <text:s text:c="4"/>1.15 <text:s text:c="6"/>1.06 <text:s text:c="6"/>1.06 <text:s text:c="8"/>0.598E-02</text:p>
      <text:p text:style-name="Preformatted_20_Text"><text:s text:c="2"/>10 <text:s text:c="4"/>1.17 <text:s text:c="6"/>1.08 <text:s text:c="6"/>1.06 <text:s text:c="8"/>0.126E-01</text:p>
      <text:p text:style-name="P1"><text:s/></text:p>
      <text:section text:style-name="Sect1" text:name="Section1" text:protected="true">
        <text:section-source xlink:href="../3EB3.16097.pdf"/>
        <text:p text:style-name="P4"/>
      </text:section>
      <text:h text:style-name="P2" text:outline-level="2"><text:span text:style-name="T1">412.00 nm</text:span></text:h>
      <text:h text:style-name="P2" text:outline-level="2"><text:span text:style-name="T1">WAPP</text:span><text:span text:style-name="T2">+</text:span>: Fit Results</text:h>
      <text:p text:style-name="Text_20_body">An analysis of data submitted by computer: linphys7.physics.csbsju.edu on 9-JUN-2011 at 09:16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32E-02 </text:p>
      <text:p text:style-name="Preformatted_20_Text"><text:s text:c="16"/>FIT</text:p>
      <text:p text:style-name="Preformatted_20_Text"><text:s/>PARAMETER <text:s text:c="4"/>VALUE <text:s text:c="7"/>ERROR</text:p>
      <text:p text:style-name="Preformatted_20_Text"><text:s text:c="3"/><text:span text:style-name="Emphasis">A</text:span> = <text:s text:c="8"/>0.6403 <text:s text:c="6"/>0.79 <text:s text:c="3"/></text:p>
      <text:p text:style-name="Preformatted_20_Text"><text:s text:c="3"/><text:span text:style-name="Emphasis">B</text:span> = <text:s text:c="9"/>1.191 <text:s text:c="6"/>0.70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1.85 <text:s text:c="6"/>1.94 <text:s text:c="7"/>-0.877E-01</text:p>
      <text:p text:style-name="Preformatted_20_Text"><text:s text:c="3"/>2 <text:s text:c="4"/>1.09 <text:s text:c="6"/>2.00 <text:s text:c="6"/>1.94 <text:s text:c="8"/>0.540E-01</text:p>
      <text:p text:style-name="Preformatted_20_Text"><text:s text:c="3"/>3 <text:s text:c="4"/>1.10 <text:s text:c="6"/>2.03 <text:s text:c="6"/>1.95 <text:s text:c="8"/>0.803E-01</text:p>
      <text:p text:style-name="Preformatted_20_Text"><text:s text:c="3"/>4 <text:s text:c="4"/>1.10 <text:s text:c="6"/>1.96 <text:s text:c="6"/>1.95 <text:s text:c="8"/>0.577E-02</text:p>
      <text:p text:style-name="Preformatted_20_Text"><text:s text:c="3"/>5 <text:s text:c="4"/>1.11 <text:s text:c="6"/>1.98 <text:s text:c="6"/>1.96 <text:s text:c="8"/>0.118E-01</text:p>
      <text:p text:style-name="Preformatted_20_Text"><text:s text:c="3"/>6 <text:s text:c="4"/>1.12 <text:s text:c="6"/>1.96 <text:s text:c="6"/>1.97 <text:s text:c="7"/>-0.177E-01</text:p>
      <text:p text:style-name="Preformatted_20_Text"><text:s text:c="3"/>7 <text:s text:c="4"/>1.13 <text:s text:c="6"/>1.96 <text:s text:c="6"/>1.99 <text:s text:c="7"/>-0.297E-01</text:p>
      <text:p text:style-name="Preformatted_20_Text"><text:s text:c="3"/>8 <text:s text:c="4"/>1.14 <text:s text:c="6"/>1.93 <text:s text:c="6"/>2.00 <text:s text:c="7"/>-0.653E-01</text:p>
      <text:p text:style-name="Preformatted_20_Text"><text:s text:c="3"/>9 <text:s text:c="4"/>1.15 <text:s text:c="6"/>2.01 <text:s text:c="6"/>2.02 <text:s text:c="7"/>-0.535E-02</text:p>
      <text:p text:style-name="Preformatted_20_Text"><text:s text:c="2"/>10 <text:s text:c="4"/>1.17 <text:s text:c="6"/>2.09 <text:s text:c="6"/>2.03 <text:s text:c="8"/>0.540E-01</text:p>
      <text:p text:style-name="P1"><text:s/></text:p>
      <text:h text:style-name="P2" text:outline-level="2"><text:span text:style-name="T1">500.00 nm</text:span></text:h>
      <text:h text:style-name="P2" text:outline-level="2"><text:span text:style-name="T1">WAPP</text:span><text:span text:style-name="T2">+</text:span>: Fit Results</text:h>
      <text:p text:style-name="Text_20_body">An analysis of data submitted by computer: linphys7.physics.csbsju.edu on 9-JUN-2011 at 09:18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20E-01 </text:p>
      <text:p text:style-name="Preformatted_20_Text"><text:s text:c="16"/>FIT</text:p>
      <text:p text:style-name="Preformatted_20_Text"><text:soft-page-break/><text:s/>PARAMETER <text:s text:c="4"/>VALUE <text:s text:c="7"/>ERROR</text:p>
      <text:p text:style-name="Preformatted_20_Text"><text:s text:c="3"/><text:span text:style-name="Emphasis">A</text:span> = <text:s text:c="9"/>1.311 <text:s text:c="7"/>2.0 <text:s text:c="3"/></text:p>
      <text:p text:style-name="Preformatted_20_Text"><text:s text:c="3"/><text:span text:style-name="Emphasis">B</text:span> = <text:s text:c="9"/>1.606 <text:s text:c="7"/>1.8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2.78 <text:s text:c="6"/>3.07 <text:s text:c="7"/>-0.283 <text:s text:c="3"/></text:p>
      <text:p text:style-name="Preformatted_20_Text"><text:s text:c="3"/>2 <text:s text:c="4"/>1.09 <text:s text:c="6"/>3.30 <text:s text:c="6"/>3.07 <text:s text:c="8"/>0.234 <text:s text:c="3"/></text:p>
      <text:p text:style-name="Preformatted_20_Text"><text:s text:c="3"/>3 <text:s text:c="4"/>1.10 <text:s text:c="6"/>3.20 <text:s text:c="6"/>3.08 <text:s text:c="8"/>0.128 <text:s text:c="3"/></text:p>
      <text:p text:style-name="Preformatted_20_Text"><text:s text:c="3"/>4 <text:s text:c="4"/>1.10 <text:s text:c="6"/>3.07 <text:s text:c="6"/>3.08 <text:s text:c="7"/>-0.192E-01</text:p>
      <text:p text:style-name="Preformatted_20_Text"><text:s text:c="3"/>5 <text:s text:c="4"/>1.11 <text:s text:c="6"/>3.07 <text:s text:c="6"/>3.10 <text:s text:c="7"/>-0.262E-01</text:p>
      <text:p text:style-name="Preformatted_20_Text"><text:s text:c="3"/>6 <text:s text:c="4"/>1.12 <text:s text:c="6"/>3.12 <text:s text:c="6"/>3.11 <text:s text:c="8"/>0.985E-02</text:p>
      <text:p text:style-name="Preformatted_20_Text"><text:s text:c="3"/>7 <text:s text:c="4"/>1.13 <text:s text:c="6"/>3.13 <text:s text:c="6"/>3.13 <text:s text:c="8"/>0.457E-02</text:p>
      <text:p text:style-name="Preformatted_20_Text"><text:s text:c="3"/>8 <text:s text:c="4"/>1.14 <text:s text:c="6"/>3.07 <text:s text:c="6"/>3.14 <text:s text:c="7"/>-0.744E-01</text:p>
      <text:p text:style-name="Preformatted_20_Text"><text:s text:c="3"/>9 <text:s text:c="4"/>1.15 <text:s text:c="6"/>3.13 <text:s text:c="6"/>3.17 <text:s text:c="7"/>-0.343E-01</text:p>
      <text:p text:style-name="Preformatted_20_Text"><text:s text:c="2"/>10 <text:s text:c="4"/>1.17 <text:s text:c="6"/>3.25 <text:s text:c="6"/>3.19 <text:s text:c="8"/>0.605E-01</text:p>
      <text:p text:style-name="P1"><text:s/></text:p>
      <text:h text:style-name="P2" text:outline-level="2"><text:span text:style-name="T1">610.00 nm</text:span></text:h>
      <text:h text:style-name="P2" text:outline-level="2"><text:span text:style-name="T1">WAPP</text:span><text:span text:style-name="T2">+</text:span>: Fit Results</text:h>
      <text:p text:style-name="Text_20_body">An analysis of data submitted by computer: linphys7.physics.csbsju.edu on 9-JUN-2011 at 09:47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61E-01 </text:p>
      <text:p text:style-name="Preformatted_20_Text"><text:s text:c="16"/>FIT</text:p>
      <text:p text:style-name="Preformatted_20_Text"><text:s/>PARAMETER <text:s text:c="4"/>VALUE <text:s text:c="7"/>ERROR</text:p>
      <text:p text:style-name="Preformatted_20_Text"><text:s text:c="3"/><text:span text:style-name="Emphasis">A</text:span> = <text:s text:c="8"/>0.5131 <text:s text:c="7"/>3.4 <text:s text:c="3"/></text:p>
      <text:p text:style-name="Preformatted_20_Text"><text:s text:c="3"/><text:span text:style-name="Emphasis">B</text:span> = <text:s text:c="9"/>2.614 <text:s text:c="7"/>3.1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2.88 <text:s text:c="6"/>3.37 <text:s text:c="7"/>-0.491 <text:s text:c="3"/></text:p>
      <text:p text:style-name="Preformatted_20_Text"><text:s text:c="3"/>2 <text:s text:c="4"/>1.09 <text:s text:c="6"/>3.73 <text:s text:c="6"/>3.37 <text:s text:c="8"/>0.354 <text:s text:c="3"/></text:p>
      <text:p text:style-name="Preformatted_20_Text"><text:s text:c="3"/>3 <text:s text:c="4"/>1.10 <text:s text:c="6"/>3.50 <text:s text:c="6"/>3.38 <text:s text:c="8"/>0.116 <text:s text:c="3"/></text:p>
      <text:p text:style-name="Preformatted_20_Text"><text:soft-page-break/><text:s text:c="3"/>4 <text:s text:c="4"/>1.10 <text:s text:c="6"/>3.29 <text:s text:c="6"/>3.40 <text:s text:c="7"/>-0.108 <text:s text:c="3"/></text:p>
      <text:p text:style-name="Preformatted_20_Text"><text:s text:c="3"/>5 <text:s text:c="4"/>1.11 <text:s text:c="6"/>3.36 <text:s text:c="6"/>3.42 <text:s text:c="7"/>-0.535E-01</text:p>
      <text:p text:style-name="Preformatted_20_Text"><text:s text:c="3"/>6 <text:s text:c="4"/>1.12 <text:s text:c="6"/>3.60 <text:s text:c="6"/>3.44 <text:s text:c="8"/>0.158 <text:s text:c="3"/></text:p>
      <text:p text:style-name="Preformatted_20_Text"><text:s text:c="3"/>7 <text:s text:c="4"/>1.13 <text:s text:c="6"/>3.68 <text:s text:c="6"/>3.47 <text:s text:c="8"/>0.220 <text:s text:c="3"/></text:p>
      <text:p text:style-name="Preformatted_20_Text"><text:s text:c="3"/>8 <text:s text:c="4"/>1.14 <text:s text:c="6"/>3.44 <text:s text:c="6"/>3.50 <text:s text:c="7"/>-0.572E-01</text:p>
      <text:p text:style-name="Preformatted_20_Text"><text:s text:c="3"/>9 <text:s text:c="4"/>1.15 <text:s text:c="6"/>3.41 <text:s text:c="6"/>3.53 <text:s text:c="7"/>-0.119 <text:s text:c="3"/></text:p>
      <text:p text:style-name="Preformatted_20_Text"><text:s text:c="2"/>10 <text:s text:c="4"/>1.17 <text:s text:c="6"/>3.55 <text:s text:c="6"/>3.57 <text:s text:c="7"/>-0.190E-01</text:p>
      <text:p text:style-name="P1"><text:s/></text:p>
      <text:h text:style-name="P2" text:outline-level="2"><text:span text:style-name="T1">675.00 nm</text:span></text:h>
      <text:h text:style-name="P2" text:outline-level="2"><text:span text:style-name="T1">WAPP</text:span><text:span text:style-name="T2">+</text:span>: Fit Results</text:h>
      <text:p text:style-name="Text_20_body">An analysis of data submitted by computer: linphys7.physics.csbsju.edu on 9-JUN-2011 at 09:49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64E-01 </text:p>
      <text:p text:style-name="Preformatted_20_Text"><text:s text:c="16"/>FIT</text:p>
      <text:p text:style-name="Preformatted_20_Text"><text:s/>PARAMETER <text:s text:c="4"/>VALUE <text:s text:c="7"/>ERROR</text:p>
      <text:p text:style-name="Preformatted_20_Text"><text:s text:c="3"/><text:span text:style-name="Emphasis">A</text:span> = <text:s text:c="8"/>0.9607E-01 <text:s text:c="3"/>3.5 <text:s text:c="3"/></text:p>
      <text:p text:style-name="Preformatted_20_Text"><text:s text:c="3"/><text:span text:style-name="Emphasis">B</text:span> = <text:s text:c="9"/>2.891 <text:s text:c="7"/>3.1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2.75 <text:s text:c="6"/>3.25 <text:s text:c="7"/>-0.508 <text:s text:c="3"/></text:p>
      <text:p text:style-name="Preformatted_20_Text"><text:s text:c="3"/>2 <text:s text:c="4"/>1.09 <text:s text:c="6"/>3.59 <text:s text:c="6"/>3.26 <text:s text:c="8"/>0.328 <text:s text:c="3"/></text:p>
      <text:p text:style-name="Preformatted_20_Text"><text:s text:c="3"/>3 <text:s text:c="4"/>1.10 <text:s text:c="6"/>3.42 <text:s text:c="6"/>3.27 <text:s text:c="8"/>0.152 <text:s text:c="3"/></text:p>
      <text:p text:style-name="Preformatted_20_Text"><text:s text:c="3"/>4 <text:s text:c="4"/>1.10 <text:s text:c="6"/>3.18 <text:s text:c="6"/>3.29 <text:s text:c="7"/>-0.107 <text:s text:c="3"/></text:p>
      <text:p text:style-name="Preformatted_20_Text"><text:s text:c="3"/>5 <text:s text:c="4"/>1.11 <text:s text:c="6"/>3.24 <text:s text:c="6"/>3.31 <text:s text:c="7"/>-0.675E-01</text:p>
      <text:p text:style-name="Preformatted_20_Text"><text:s text:c="3"/>6 <text:s text:c="4"/>1.12 <text:s text:c="6"/>3.53 <text:s text:c="6"/>3.33 <text:s text:c="8"/>0.201 <text:s text:c="3"/></text:p>
      <text:p text:style-name="Preformatted_20_Text"><text:s text:c="3"/>7 <text:s text:c="4"/>1.13 <text:s text:c="6"/>3.57 <text:s text:c="6"/>3.36 <text:s text:c="8"/>0.213 <text:s text:c="3"/></text:p>
      <text:p text:style-name="Preformatted_20_Text"><text:s text:c="3"/>8 <text:s text:c="4"/>1.14 <text:s text:c="6"/>3.33 <text:s text:c="6"/>3.40 <text:s text:c="7"/>-0.706E-01</text:p>
      <text:p text:style-name="Preformatted_20_Text"><text:s text:c="3"/>9 <text:s text:c="4"/>1.15 <text:s text:c="6"/>3.31 <text:s text:c="6"/>3.43 <text:s text:c="7"/>-0.121 <text:s text:c="3"/></text:p>
      <text:p text:style-name="Preformatted_20_Text"><text:s text:c="2"/>10 <text:s text:c="4"/>1.17 <text:s text:c="6"/>3.46 <text:s text:c="6"/>3.48 <text:s text:c="7"/>-0.189E-01</text:p>
      <text:p text:style-name="P1"><text:s/></text:p>
      <text:h text:style-name="P2" text:outline-level="2"><text:soft-page-break/><text:span text:style-name="T1">778.00 nm</text:span></text:h>
      <text:h text:style-name="P2" text:outline-level="2"><text:span text:style-name="T1">WAPP</text:span><text:span text:style-name="T2">+</text:span>: Fit Results</text:h>
      <text:p text:style-name="Text_20_body">An analysis of data submitted by computer: linphys7.physics.csbsju.edu on 9-JUN-2011 at 09:51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32E-01 </text:p>
      <text:p text:style-name="Preformatted_20_Text"><text:s text:c="16"/>FIT</text:p>
      <text:p text:style-name="Preformatted_20_Text"><text:s/>PARAMETER <text:s text:c="4"/>VALUE <text:s text:c="7"/>ERROR</text:p>
      <text:p text:style-name="Preformatted_20_Text"><text:s text:c="3"/><text:span text:style-name="Emphasis">A</text:span> = <text:s text:c="8"/>0.3077 <text:s text:c="7"/>2.5 <text:s text:c="3"/></text:p>
      <text:p text:style-name="Preformatted_20_Text"><text:s text:c="3"/><text:span text:style-name="Emphasis">B</text:span> = <text:s text:c="9"/>2.033 <text:s text:c="7"/>2.2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2.16 <text:s text:c="6"/>2.53 <text:s text:c="7"/>-0.370 <text:s text:c="3"/></text:p>
      <text:p text:style-name="Preformatted_20_Text"><text:s text:c="3"/>2 <text:s text:c="4"/>1.09 <text:s text:c="6"/>2.76 <text:s text:c="6"/>2.53 <text:s text:c="8"/>0.226 <text:s text:c="3"/></text:p>
      <text:p text:style-name="Preformatted_20_Text"><text:s text:c="3"/>3 <text:s text:c="4"/>1.10 <text:s text:c="6"/>2.62 <text:s text:c="6"/>2.54 <text:s text:c="8"/>0.751E-01</text:p>
      <text:p text:style-name="Preformatted_20_Text"><text:s text:c="3"/>4 <text:s text:c="4"/>1.10 <text:s text:c="6"/>2.52 <text:s text:c="6"/>2.55 <text:s text:c="7"/>-0.364E-01</text:p>
      <text:p text:style-name="Preformatted_20_Text"><text:s text:c="3"/>5 <text:s text:c="4"/>1.11 <text:s text:c="6"/>2.51 <text:s text:c="6"/>2.57 <text:s text:c="7"/>-0.556E-01</text:p>
      <text:p text:style-name="Preformatted_20_Text"><text:s text:c="3"/>6 <text:s text:c="4"/>1.12 <text:s text:c="6"/>2.75 <text:s text:c="6"/>2.58 <text:s text:c="8"/>0.166 <text:s text:c="3"/></text:p>
      <text:p text:style-name="Preformatted_20_Text"><text:s text:c="3"/>7 <text:s text:c="4"/>1.13 <text:s text:c="6"/>2.76 <text:s text:c="6"/>2.60 <text:s text:c="8"/>0.153 <text:s text:c="3"/></text:p>
      <text:p text:style-name="Preformatted_20_Text"><text:s text:c="3"/>8 <text:s text:c="4"/>1.14 <text:s text:c="6"/>2.58 <text:s text:c="6"/>2.63 <text:s text:c="7"/>-0.467E-01</text:p>
      <text:p text:style-name="Preformatted_20_Text"><text:s text:c="3"/>9 <text:s text:c="4"/>1.15 <text:s text:c="6"/>2.57 <text:s text:c="6"/>2.66 <text:s text:c="7"/>-0.816E-01</text:p>
      <text:p text:style-name="Preformatted_20_Text"><text:s text:c="2"/>10 <text:s text:c="4"/>1.17 <text:s text:c="6"/>2.66 <text:s text:c="6"/>2.69 <text:s text:c="7"/>-0.289E-01</text:p>
      <text:p text:style-name="P1"><text:s/></text:p>
      <text:h text:style-name="P2" text:outline-level="2"><text:span text:style-name="T1">862.00 nm</text:span></text:h>
      <text:h text:style-name="P2" text:outline-level="2"><text:span text:style-name="T1">WAPP</text:span><text:span text:style-name="T2">+</text:span>: Fit Results</text:h>
      <text:p text:style-name="Text_20_body">An analysis of data submitted by computer: linphys7.physics.csbsju.edu on 9-JUN-2011 at 09:53 indicates that a function of the form:<text:line-break/>--<text:span text:style-name="T3">Linear</text:span>-- <text:span text:style-name="Emphasis">y</text:span>=<text:span text:style-name="Emphasis">A</text:span>+<text:span text:style-name="Emphasis">Bx</text:span> <text:line-break/>can fit the 10 data points with a reduced chi-squared of 0.16E-01 </text:p>
      <text:p text:style-name="Preformatted_20_Text"><text:s text:c="16"/>FIT</text:p>
      <text:p text:style-name="Preformatted_20_Text"><text:s/>PARAMETER <text:s text:c="4"/>VALUE <text:s text:c="7"/>ERROR</text:p>
      <text:p text:style-name="Preformatted_20_Text"><text:s text:c="3"/><text:span text:style-name="Emphasis">A</text:span> = <text:s text:c="7"/>-0.2539 <text:s text:c="7"/>1.8 <text:s text:c="3"/></text:p>
      <text:p text:style-name="Preformatted_20_Text"><text:soft-page-break/><text:s text:c="3"/><text:span text:style-name="Emphasis">B</text:span> = <text:s text:c="9"/>1.980 <text:s text:c="7"/>1.6 <text:s text:c="3"/></text:p>
      <text:p text:style-name="Preformatted_20_Text"><text:s/></text:p>
      <text:p text:style-name="Preformatted_20_Text"><text:s/><text:span text:style-name="T3">NO</text:span> <text:span text:style-name="Emphasis">x</text:span>-errors</text:p>
      <text:p text:style-name="Preformatted_20_Text"><text:s/><text:span text:style-name="T3">NO</text:span> <text:span text:style-name="Emphasis">y</text:span>-errors</text:p>
      <text:p text:style-name="Preformatted_20_Text"/>
      <text:p text:style-name="Preformatted_20_Text"/>
      <text:p text:style-name="Preformatted_20_Text"><text:s text:c="19"/>ACTUAL <text:s text:c="2"/>CALCULATED <text:s text:c="4"/>DEVIATION</text:p>
      <text:p text:style-name="Preformatted_20_Text"><text:s/>POINT <text:s text:c="3"/>X <text:s text:c="9"/>Y <text:s text:c="9"/>Y <text:s text:c="9"/>FROM FIT</text:p>
      <text:p text:style-name="Preformatted_20_Text"><text:s text:c="3"/>1 <text:s text:c="4"/>1.09 <text:s text:c="6"/>1.66 <text:s text:c="6"/>1.91 <text:s text:c="7"/>-0.251 <text:s text:c="3"/></text:p>
      <text:p text:style-name="Preformatted_20_Text"><text:s text:c="3"/>2 <text:s text:c="4"/>1.09 <text:s text:c="6"/>2.06 <text:s text:c="6"/>1.91 <text:s text:c="8"/>0.143 <text:s text:c="3"/></text:p>
      <text:p text:style-name="Preformatted_20_Text"><text:s text:c="3"/>3 <text:s text:c="4"/>1.10 <text:s text:c="6"/>2.00 <text:s text:c="6"/>1.92 <text:s text:c="8"/>0.767E-01</text:p>
      <text:p text:style-name="Preformatted_20_Text"><text:s text:c="3"/>4 <text:s text:c="4"/>1.10 <text:s text:c="6"/>1.90 <text:s text:c="6"/>1.93 <text:s text:c="7"/>-0.337E-01</text:p>
      <text:p text:style-name="Preformatted_20_Text"><text:s text:c="3"/>5 <text:s text:c="4"/>1.11 <text:s text:c="6"/>1.90 <text:s text:c="6"/>1.95 <text:s text:c="7"/>-0.484E-01</text:p>
      <text:p text:style-name="Preformatted_20_Text"><text:s text:c="3"/>6 <text:s text:c="4"/>1.12 <text:s text:c="6"/>2.03 <text:s text:c="6"/>1.96 <text:s text:c="8"/>0.724E-01</text:p>
      <text:p text:style-name="Preformatted_20_Text"><text:s text:c="3"/>7 <text:s text:c="4"/>1.13 <text:s text:c="6"/>2.14 <text:s text:c="6"/>1.98 <text:s text:c="8"/>0.159 <text:s text:c="3"/></text:p>
      <text:p text:style-name="Preformatted_20_Text"><text:s text:c="3"/>8 <text:s text:c="4"/>1.14 <text:s text:c="6"/>1.96 <text:s text:c="6"/>2.01 <text:s text:c="7"/>-0.427E-01</text:p>
      <text:p text:style-name="Preformatted_20_Text"><text:s text:c="3"/>9 <text:s text:c="4"/>1.15 <text:s text:c="6"/>1.99 <text:s text:c="6"/>2.03 <text:s text:c="7"/>-0.395E-01</text:p>
      <text:p text:style-name="Preformatted_20_Text"><text:s text:c="2"/>10 <text:s text:c="4"/>1.17 <text:s text:c="6"/>2.03 <text:s text:c="6"/>2.06 <text:s text:c="7"/>-0.357E-01</text:p>
      <text:p text:style-name="P1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nbo Xu</meta:initial-creator>
    <meta:creation-date>2011-06-09T09:12:51</meta:creation-date>
    <meta:document-statistic meta:table-count="0" meta:image-count="0" meta:object-count="0" meta:page-count="6" meta:paragraph-count="162" meta:word-count="801" meta:character-count="7208"/>
    <dc:date>2011-06-09T09:59:29</dc:date>
    <dc:creator>Runbo Xu</dc:creator>
    <meta:editing-duration>PT00H46M39S</meta:editing-duration>
    <meta:editing-cycles>1</meta:editing-cycles>
    <meta:generator>OpenOffice.org/3.2$Unix OpenOffice.org_project/320m12$Build-9483</meta:generator>
  </office:meta>
</office:document-meta>
</file>